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a793"/>
    </style:style>
    <style:style style:name="P2" style:family="paragraph" style:parent-style-name="Standard" style:list-style-name="L1">
      <style:text-properties officeooo:paragraph-rsid="001fa793"/>
    </style:style>
    <style:style style:name="P3" style:family="paragraph" style:parent-style-name="Standard" style:list-style-name="L1">
      <style:text-properties officeooo:paragraph-rsid="00210b53"/>
    </style:style>
    <style:style style:name="P4" style:family="paragraph" style:parent-style-name="Standard" style:list-style-name="L1">
      <style:text-properties officeooo:rsid="0020ee9a" officeooo:paragraph-rsid="0020ee9a"/>
    </style:style>
    <style:style style:name="P5" style:family="paragraph" style:parent-style-name="Standard" style:list-style-name="L1">
      <style:text-properties officeooo:rsid="00210b53" officeooo:paragraph-rsid="00210b53"/>
    </style:style>
    <style:style style:name="P6" style:family="paragraph" style:parent-style-name="Standard" style:list-style-name="L1">
      <style:text-properties officeooo:rsid="002209ee" officeooo:paragraph-rsid="002209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Qüestions Contesta les següents preguntes:</text:p>
      <text:list xml:id="list1546576960" text:style-name="L1">
        <text:list-item>
          <text:p text:style-name="P2">Amb quina tecla o combinació de tecles pots forçar l'autocompleció de codi?</text:p>
          <text:list>
            <text:list-header>
              <text:p text:style-name="P4">Ctrl + espace</text:p>
            </text:list-header>
          </text:list>
        </text:list-item>
        <text:list-item>
          <text:p text:style-name="P2">Amb quina tecla o combinació de tecles pots forçar la formatació del codi?</text:p>
          <text:list>
            <text:list-header>
              <text:p text:style-name="P4">Ctrl + shift + F</text:p>
            </text:list-header>
          </text:list>
        </text:list-item>
        <text:list-item>
          <text:p text:style-name="P2">Amb quina tecla o combinació de tecles puc accedir a la declaració d'un mètode des de la crida a aquest?</text:p>
          <text:p text:style-name="P2"/>
        </text:list-item>
        <text:list-item>
          <text:p text:style-name="P2">Quina vista fa que pugui accedir d'una manera ordenada al codi?</text:p>
          <text:p text:style-name="P6">Desde la vista packageExplore</text:p>
        </text:list-item>
        <text:list-item>
          <text:p text:style-name="P3">Què he de fer per canviar el nom d'una classe/variable/mètode i assegurar-me que es canviara a tot arreu? </text:p>
          <text:list>
            <text:list-header>
              <text:p text:style-name="P5">Crtl + F</text:p>
            </text:list-header>
          </text:list>
          <text:p text:style-name="P3">I als comentaris?</text:p>
          <text:list text:continue-numbering="true">
            <text:list-header>
              <text:p text:style-name="P5">El mateix, es cambia tot el codi si el seleccionas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7:21:38.064470126</meta:creation-date>
    <dc:date>2019-10-23T19:57:37.411473671</dc:date>
    <meta:editing-duration>PT8M55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12" meta:word-count="113" meta:character-count="610" meta:non-whitespace-character-count="513"/>
  </office:meta>
</office:document-meta>
</file>